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TranscoderUserAgent.displayError(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TranscoderUserAgent.display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ranscoderUserAgent.displayError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ErrorHandler.warning( TranscoderException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ranscoder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rrorHandler.fatalError( TranscoderException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ranscoder.AbstractFOPTrans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OPTranscoder.isTextStr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TranscoderUserAgent.getMed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ranscoder.get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OPTranscoder.createDocumentFactory( DOMImplementation domImpl , String parser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OPTranscoder.create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rrorHandler.error( TranscoderException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ranscoder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ranscoderUserAgent.getPixelUnitToMilli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